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 style:master-page-name="First_20_Page">
      <style:table-properties style:width="16.08cm" fo:margin-left="-0.011cm" style:page-number="1" table:align="left" style:writing-mode="lr-tb"/>
    </style:style>
    <style:style style:name="Tableau1.A" style:family="table-column">
      <style:table-column-properties style:column-width="0.72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75cm"/>
    </style:style>
    <style:style style:name="Tableau1.D" style:family="table-column">
      <style:table-column-properties style:column-width="0.49cm"/>
    </style:style>
    <style:style style:name="Tableau1.E" style:family="table-column">
      <style:table-column-properties style:column-width="8.065cm"/>
    </style:style>
    <style:style style:name="Tableau1.1" style:family="table-row">
      <style:table-row-properties style:row-height="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E1" style:family="table-cell">
      <style:table-cell-properties style:vertical-align="middle" fo:background-color="#bfbfbf" fo:padding="0cm" fo:border="none" style:writing-mode="lr-tb">
        <style:background-image/>
      </style:table-cell-properties>
    </style:style>
    <style:style style:name="Tableau1.2" style:family="table-row">
      <style:table-row-properties style:row-height="0.423cm" style:keep-together="false" fo:keep-together="always"/>
    </style:style>
    <style:style style:name="Tableau1.3" style:family="table-row">
      <style:table-row-properties style:row-height="0.141cm" style:keep-together="false" fo:keep-together="always"/>
    </style:style>
    <style:style style:name="Tableau1.4" style:family="table-row">
      <style:table-row-properties style:min-row-height="0.988cm" style:keep-together="false" fo:keep-together="always"/>
    </style:style>
    <style:style style:name="Tableau1.E4" style:family="table-cell">
      <style:table-cell-properties style:vertical-align="middle" fo:padding="0cm" fo:border="none" style:writing-mode="lr-tb"/>
    </style:style>
    <style:style style:name="Tableau1.5" style:family="table-row">
      <style:table-row-properties style:row-height="0.282cm" style:keep-together="false" fo:keep-together="always"/>
    </style:style>
    <style:style style:name="Tableau1.6" style:family="table-row">
      <style:table-row-properties style:min-row-height="0.459cm" style:keep-together="false" fo:keep-together="always"/>
    </style:style>
    <style:style style:name="Tableau1.7" style:family="table-row">
      <style:table-row-properties style:min-row-height="0.494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min-row-height="0.388cm" style:keep-together="false" fo:keep-together="always"/>
    </style:style>
    <style:style style:name="Tableau1.11" style:family="table-row">
      <style:table-row-properties style:row-height="1.228cm" style:keep-together="false" fo:keep-together="always"/>
    </style:style>
    <style:style style:name="Tableau1.12" style:family="table-row">
      <style:table-row-properties style:row-height="1.129cm" style:keep-together="false" fo:keep-together="always"/>
    </style:style>
    <style:style style:name="P1" style:family="paragraph" style:parent-style-name="Header">
      <style:paragraph-properties fo:line-height="100%">
        <style:tab-stops/>
      </style:paragraph-properties>
    </style:style>
    <style:style style:name="P2" style:family="paragraph" style:parent-style-name="Header">
      <style:paragraph-properties fo:line-height="0.353cm" fo:text-align="center" style:justify-single-word="false" style:snap-to-layout-grid="false">
        <style:tab-stops/>
      </style:paragraph-properties>
      <style:text-properties fo:font-size="7pt" officeooo:paragraph-rsid="0017c280" style:font-size-asian="7pt"/>
    </style:style>
    <style:style style:name="P3" style:family="paragraph" style:parent-style-name="Header">
      <style:paragraph-properties fo:line-height="0.459cm" style:snap-to-layout-grid="false">
        <style:tab-stops/>
      </style:paragraph-properties>
      <style:text-properties officeooo:paragraph-rsid="0017c280"/>
    </style:style>
    <style:style style:name="P4" style:family="paragraph" style:parent-style-name="Header">
      <style:paragraph-properties fo:line-height="0.494cm" style:snap-to-layout-grid="false">
        <style:tab-stops/>
      </style:paragraph-properties>
      <style:text-properties officeooo:paragraph-rsid="0017c280"/>
    </style:style>
    <style:style style:name="P5" style:family="paragraph" style:parent-style-name="Header">
      <style:paragraph-properties fo:line-height="0.494cm">
        <style:tab-stops/>
      </style:paragraph-properties>
      <style:text-properties officeooo:paragraph-rsid="0017c280"/>
    </style:style>
    <style:style style:name="P6" style:family="paragraph" style:parent-style-name="Titre_20_qualité">
      <style:text-properties officeooo:paragraph-rsid="0017c280"/>
    </style:style>
    <style:style style:name="P7" style:family="paragraph" style:parent-style-name="Titre_20_qualité">
      <style:text-properties officeooo:paragraph-rsid="0017c280" style:font-name-complex="Arial" style:font-size-complex="11pt"/>
    </style:style>
    <style:style style:name="P8" style:family="paragraph" style:parent-style-name="Titre_20_qualité">
      <style:paragraph-properties fo:margin-left="7.251cm" fo:margin-right="0cm" fo:text-indent="0cm" style:auto-text-indent="false"/>
      <style:text-properties officeooo:paragraph-rsid="0017c280"/>
    </style:style>
    <style:style style:name="P9" style:family="paragraph" style:parent-style-name="Titre_20_qualité">
      <style:paragraph-properties fo:margin-left="0cm" fo:margin-right="0cm" fo:text-indent="0cm" style:auto-text-indent="false"/>
      <style:text-properties officeooo:paragraph-rsid="0017c280"/>
    </style:style>
    <style:style style:name="P10" style:family="paragraph" style:parent-style-name="Texte_20_de_20_saisie">
      <style:text-properties officeooo:paragraph-rsid="0017c280" style:font-name-complex="Arial" style:font-size-complex="11pt"/>
    </style:style>
    <style:style style:name="P11" style:family="paragraph" style:parent-style-name="Texte_20_de_20_saisie">
      <style:text-properties officeooo:paragraph-rsid="0017c280"/>
    </style:style>
    <style:style style:name="P12" style:family="paragraph" style:parent-style-name="Standard">
      <style:paragraph-properties style:snap-to-layout-grid="false"/>
      <style:text-properties officeooo:paragraph-rsid="0017c280"/>
    </style:style>
    <style:style style:name="P13" style:family="paragraph" style:parent-style-name="Standard">
      <style:paragraph-properties fo:line-height="0.494cm" fo:text-align="center" style:justify-single-word="false" style:snap-to-layout-grid="false"/>
      <style:text-properties officeooo:paragraph-rsid="0017c280"/>
    </style:style>
    <style:style style:name="P14" style:family="paragraph" style:parent-style-name="Standard">
      <style:paragraph-properties fo:line-height="100%" style:snap-to-layout-grid="false"/>
      <style:text-properties officeooo:paragraph-rsid="0017c280"/>
    </style:style>
    <style:style style:name="P15" style:family="paragraph" style:parent-style-name="Standard">
      <style:paragraph-properties fo:line-height="0.388cm" style:snap-to-layout-grid="false"/>
      <style:text-properties fo:font-size="8pt" officeooo:paragraph-rsid="0017c280" style:font-size-asian="8pt"/>
    </style:style>
    <style:style style:name="P16" style:family="paragraph" style:parent-style-name="Standard">
      <style:paragraph-properties fo:line-height="0.388cm" style:snap-to-layout-grid="false"/>
      <style:text-properties fo:font-size="8pt" fo:language="zxx" fo:country="none" officeooo:paragraph-rsid="0017c280" style:font-size-asian="8pt" style:language-asian="zxx" style:country-asian="none"/>
    </style:style>
    <style:style style:name="P17" style:family="paragraph" style:parent-style-name="Standard">
      <style:paragraph-properties fo:line-height="0.459cm" style:snap-to-layout-grid="false"/>
      <style:text-properties officeooo:paragraph-rsid="0017c280"/>
    </style:style>
    <style:style style:name="P18" style:family="paragraph" style:parent-style-name="Standard">
      <style:text-properties officeooo:paragraph-rsid="0017c280"/>
    </style:style>
    <style:style style:name="P19" style:family="paragraph" style:parent-style-name="Standard">
      <style:paragraph-properties fo:text-align="justify" style:justify-single-word="false"/>
      <style:text-properties officeooo:paragraph-rsid="0017c280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17c280"/>
    </style:style>
    <style:style style:name="P21" style:family="paragraph" style:parent-style-name="Standard">
      <style:paragraph-properties fo:margin-top="0cm" fo:margin-bottom="0.071cm" fo:line-height="0.564cm" style:snap-to-layout-grid="false"/>
      <style:text-properties fo:font-size="8pt" officeooo:paragraph-rsid="0017c280" style:font-size-asian="8pt"/>
    </style:style>
    <style:style style:name="P22" style:family="paragraph" style:parent-style-name="Standard">
      <style:paragraph-properties fo:line-height="100%" style:snap-to-layout-grid="false"/>
      <style:text-properties fo:language="zxx" fo:country="none" officeooo:paragraph-rsid="0017c280" style:language-asian="zxx" style:country-asian="none" style:font-size-complex="11pt"/>
    </style:style>
    <style:style style:name="P23" style:family="paragraph" style:parent-style-name="Standard">
      <style:paragraph-properties fo:line-height="100%"/>
      <style:text-properties fo:language="zxx" fo:country="none" officeooo:paragraph-rsid="0018d33c" style:language-asian="zxx" style:country-asian="none" style:font-size-complex="11pt"/>
    </style:style>
    <style:style style:name="P24" style:family="paragraph" style:parent-style-name="Titre_20_qualité">
      <style:paragraph-properties fo:margin-left="7.251cm" fo:margin-right="0cm" fo:text-indent="0cm" style:auto-text-indent="false"/>
      <style:text-properties officeooo:paragraph-rsid="0017c280"/>
    </style:style>
    <style:style style:name="P25" style:family="paragraph" style:parent-style-name="Titre_20_qualité">
      <style:paragraph-properties fo:margin-left="7.251cm" fo:margin-right="0cm" fo:text-indent="0cm" style:auto-text-indent="false"/>
      <style:text-properties officeooo:paragraph-rsid="001b8c51"/>
    </style:style>
    <style:style style:name="P26" style:family="paragraph" style:parent-style-name="Titre_20_qualité">
      <style:text-properties officeooo:paragraph-rsid="001cb446" style:font-name-complex="Arial" style:font-size-complex="11pt"/>
    </style:style>
    <style:style style:name="P27" style:family="paragraph" style:parent-style-name="Titre_20_qualité">
      <style:text-properties fo:font-weight="bold" officeooo:paragraph-rsid="001cb446" style:font-weight-asian="bold" style:font-name-complex="Arial" style:font-size-complex="11pt"/>
    </style:style>
    <style:style style:name="P28" style:family="paragraph" style:parent-style-name="Heading_20_1">
      <style:paragraph-properties style:snap-to-layout-grid="false"/>
      <style:text-properties officeooo:paragraph-rsid="0017c280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style:text-position="super 58%"/>
    </style:style>
    <style:style style:name="T3" style:family="text">
      <style:text-properties style:font-name-complex="Arial" style:font-size-complex="11pt"/>
    </style:style>
    <style:style style:name="T4" style:family="text">
      <style:text-properties fo:font-weight="bold"/>
    </style:style>
    <style:style style:name="T5" style:family="text">
      <style:text-properties fo:font-weight="bold" style:font-weight-asian="bold"/>
    </style:style>
    <style:style style:name="T6" style:family="text">
      <style:text-properties style:font-weight-asian="bold"/>
    </style:style>
    <style:style style:name="T7" style:family="text">
      <style:text-properties officeooo:rsid="0019c829"/>
    </style:style>
    <style:style style:name="T8" style:family="text">
      <style:text-properties officeooo:rsid="001b8c51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articipant_qual"/>
        <text:user-field-decl office:value-type="string" office:string-value="" text:name="participant_nom"/>
        <text:user-field-decl office:value-type="string" office:string-value="" text:name="participant_prenom"/>
        <text:user-field-decl office:value-type="string" office:string-value="" text:name="participant_fonctionmembreep_name"/>
        <text:user-field-decl office:value-type="string" office:string-value="" text:name="participant_compladr"/>
        <text:user-field-decl office:value-type="string" office:string-value="" text:name="participant_numvoie"/>
        <text:user-field-decl office:value-type="string" office:string-value="" text:name="participant_typevoie"/>
        <text:user-field-decl office:value-type="string" office:string-value="" text:name="participant_nomvoie"/>
        <text:user-field-decl office:value-type="float" office:value="0" text:name="participant_codepostal"/>
        <text:user-field-decl office:value-type="string" office:string-value="" text:name="participant_ville"/>
        <text:user-field-decl office:value-type="string" office:string-value="" text:name="commissionep_ep_name"/>
        <text:user-field-decl office:value-type="string" office:string-value="" text:name="commissionep_dateseanc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commissionep_salle"/>
        <text:user-field-decl office:value-type="string" office:string-value="" text:name="commissionep_dateseance_time"/>
        <text:user-field-decl office:value-type="string" office:string-value="" text:name="membreep_qual"/>
        <text:user-field-decl office:value-type="string" office:string-value="" text:name="membreep_nom"/>
        <text:user-field-decl office:value-type="string" office:string-value="" text:name="membreep_prenom"/>
        <text:user-field-decl office:value-type="string" office:string-value="" text:name="fonctionmembreep_name"/>
        <text:user-field-decl office:value-type="string" office:string-value="" text:name="membreep_numvoie"/>
        <text:user-field-decl office:value-type="string" office:string-value="" text:name="membreep_nomvoie"/>
        <text:user-field-decl office:value-type="string" office:string-value="" text:name="membreep_typevoie"/>
        <text:user-field-decl office:value-type="string" office:string-value="" text:name="membreep_compladr"/>
        <text:user-field-decl office:value-type="string" office:string-value="" text:name="membreep_codepostal"/>
        <text:user-field-decl office:value-type="string" office:string-value="" text:name="membreep_ville"/>
        <text:user-field-decl office:value-type="string" office:string-value="" text:name="ep_name"/>
      </text:user-field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rows-spanned="6" table:number-columns-spanned="3" office:value-type="string">
            <text:p text:style-name="P21"/>
          </table:table-cell>
          <table:covered-table-cell/>
          <table:covered-table-cell/>
          <table:table-cell table:style-name="Tableau1.A1" table:number-rows-spanned="11" office:value-type="string">
            <text:p text:style-name="P12"/>
          </table:table-cell>
          <table:table-cell table:style-name="Tableau1.E1" office:value-type="string">
            <text:h text:style-name="P28" text:outline-level="1">CONVOCATION</text:h>
          </table:table-cell>
        </table:table-row>
        <table:table-row table:style-name="Tableau1.2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2"/>
          </table:table-cell>
        </table:table-row>
        <table:table-row table:style-name="Tableau1.3">
          <table:covered-table-cell/>
          <table:covered-table-cell/>
          <table:covered-table-cell/>
          <table:covered-table-cell/>
          <table:table-cell table:style-name="Tableau1.A1" office:value-type="string">
            <text:p text:style-name="P3"/>
          </table:table-cell>
        </table:table-row>
        <table:table-row table:style-name="Tableau1.4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13"/>
          </table:table-cell>
        </table:table-row>
        <table:table-row table:style-name="Tableau1.5">
          <table:covered-table-cell/>
          <table:covered-table-cell/>
          <table:covered-table-cell/>
          <table:covered-table-cell/>
          <table:table-cell table:style-name="Tableau1.E4" office:value-type="string">
            <text:p text:style-name="P4"/>
          </table:table-cell>
        </table:table-row>
        <table:table-row table:style-name="Tableau1.6">
          <table:covered-table-cell/>
          <table:covered-table-cell/>
          <table:covered-table-cell/>
          <table:covered-table-cell/>
          <table:table-cell table:style-name="Tableau1.A1" table:number-rows-spanned="5" office:value-type="string">
            <text:p text:style-name="P22"><text:span text:style-name="T5"><text:user-field-get text:name="membreep_qual"/></text:span><text:span text:style-name="T5"> </text:span><text:span text:style-name="T5"><text:user-field-get text:name="membreep_nom"/></text:span><text:span text:style-name="T5"> </text:span><text:span text:style-name="T5"><text:user-field-get text:name="membreep_prenom"/></text:span></text:p>
            <text:p text:style-name="P22"><text:span text:style-name="T5"><text:user-field-get text:name="fonctionmembreep_name"/></text:span></text:p>
            <text:p text:style-name="P23">«Organisme»</text:p>
            <text:p text:style-name="P23"><text:user-field-get text:name="membreep_numvoie"/> <text:user-field-get text:name="membreep_typevoie"/> <text:user-field-get text:name="membreep_nomvoie"/></text:p>
            <text:p text:style-name="P23"><text:user-field-get text:name="membreep_compladr"/></text:p>
            <text:p text:style-name="P23"><text:user-field-get text:name="membreep_codepostal"/> <text:user-field-get text:name="membreep_ville"/></text:p>
          </table:table-cell>
        </table:table-row>
        <table:table-row table:style-name="Tableau1.7">
          <table:table-cell table:style-name="Tableau1.A1" table:number-columns-spanned="3" office:value-type="string">
            <text:p text:style-name="P15">DPAS/SIS/BAT/FS/SL/NAKA/BO/2010635</text:p>
          </table:table-cell>
          <table:covered-table-cell/>
          <table:covered-table-cell/>
          <table:covered-table-cell/>
          <table:covered-table-cell/>
        </table:table-row>
        <table:table-row table:style-name="Tableau1.8">
          <table:table-cell table:style-name="Tableau1.A1" table:number-columns-spanned="3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au1.9">
          <table:table-cell table:style-name="Tableau1.A1" table:number-columns-spanned="2" office:value-type="string">
            <text:p text:style-name="P16">Affaire suivie par : </text:p>
          </table:table-cell>
          <table:covered-table-cell/>
          <table:table-cell table:style-name="Tableau1.A1" office:value-type="string">
            <text:p text:style-name="P15">Sylvia Letrait</text:p>
          </table:table-cell>
          <table:covered-table-cell/>
          <table:covered-table-cell/>
        </table:table-row>
        <table:table-row table:style-name="Tableau1.9">
          <table:table-cell table:style-name="Tableau1.A1" office:value-type="string">
            <text:p text:style-name="P16">Tél. : </text:p>
          </table:table-cell>
          <table:table-cell table:style-name="Tableau1.A1" table:number-columns-spanned="2" office:value-type="string">
            <text:p text:style-name="P15">01 43 93 79 87</text:p>
          </table:table-cell>
          <table:covered-table-cell/>
          <table:covered-table-cell/>
          <table:covered-table-cell/>
        </table:table-row>
        <table:table-row table:style-name="Tableau1.11">
          <table:table-cell table:style-name="Tableau1.A1" table:number-columns-spanned="3" office:value-type="string">
            <text:p text:style-name="P15"/>
          </table:table-cell>
          <table:covered-table-cell/>
          <table:covered-table-cell/>
          <table:covered-table-cell/>
          <table:table-cell table:style-name="Tableau1.A1" office:value-type="string">
            <text:p text:style-name="P14"/>
          </table:table-cell>
        </table:table-row>
        <table:table-row table:style-name="Tableau1.12">
          <table:table-cell table:style-name="Tableau1.A1" table:number-columns-spanned="5" office:value-type="string">
            <text:p text:style-name="P17">Bobigny, le <text:date style:data-style-name="N75" text:date-value="2011-05-19T10:10:31">19 mai 2011</text:date></text:p>
          </table:table-cell>
          <table:covered-table-cell/>
          <table:covered-table-cell/>
          <table:covered-table-cell/>
          <table:covered-table-cell/>
        </table:table-row>
      </table:table>
      <text:p text:style-name="P5"/>
      <text:section text:style-name="Sect1" text:name="Section1">
        <text:p text:style-name="P18"><text:span text:style-name="T1"><text:user-field-get text:name="membreep_qual"/></text:span>,</text:p>
        <text:p text:style-name="P18"/>
        <text:p text:style-name="P19">J’ai le plaisir de vous convier à la réunion de l’Equipe Pluridisciplinaire <text:user-field-get text:name="ep_name"/> dont vous êtes membre.</text:p>
        <text:p text:style-name="P19"/>
        <text:p text:style-name="P19">Cette réunion aura lieu :</text:p>
        <text:p text:style-name="P19"/>
        <text:p text:style-name="P8">Le <text:user-field-get text:name="commissionep_dateseance"/></text:p>
        <text:p text:style-name="P25"><text:span text:style-name="T8">A </text:span><text:span text:style-name="T8"><text:user-field-get text:name="commissionep_dateseance_time"/></text:span></text:p>
        <text:p text:style-name="P8"><text:user-field-get text:name="commissionep_lieuseance"/></text:p>
        <text:p text:style-name="P8"><text:user-field-get text:name="commissionep_adresseseance"/></text:p>
        <text:p text:style-name="P8"><text:user-field-get text:name="commissionep_salle"/></text:p>
        <text:p text:style-name="P8"><text:user-field-get text:name="commissionep_codepostalseance"/> <text:user-field-get text:name="commissionep_villeseance"/></text:p>
        <text:p text:style-name="P9"/>
        <text:p text:style-name="P20"/>
        <text:p text:style-name="P19">La réunion portera sur l’examen de situations individuelles. L’ordre du jour détaillé vous sera communiqué très prochainement.</text:p>
        <text:p text:style-name="P19"/>
        <text:p text:style-name="P19">Je vous remercie d’avance de votre implication dans le dispositif départemental d’insertion.</text:p>
        <text:p text:style-name="P19"/>
        <text:p text:style-name="P19">Toutefois en cas d’empêchement, je vous remercie de bien vouloir avertir le Service de l’Insertion et de la Solidarité, à l’adresse suivante : ep11@cg93.fr</text:p>
        <text:p text:style-name="P10"/>
        <text:p text:style-name="P18"><text:span text:style-name="T3">Je vous prie d’agréer, </text:span><text:span text:style-name="T1">Madame</text:span> <text:span text:style-name="T1">la Directrice</text:span>, <text:span text:style-name="T3">l’expression de mes salutations distinguées.</text:span></text:p>
        <text:p text:style-name="P11"/>
        <text:p text:style-name="P11"/>
        <text:p text:style-name="P18"/>
        <text:p text:style-name="P18"/>
        <text:p text:style-name="P27">Benjamin Voisin</text:p>
        <text:p text:style-name="P26">Chef du Service de l’Insertion </text:p>
        <text:p text:style-name="P26">et de la Solidarité</text:p>
      </text:section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5pt" fo:font-weight="bold" style:font-size-asian="15pt" style:font-weight-asian="bold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itre_20_qualité" style:display-name="Titre qualité" style:family="paragraph" style:parent-style-name="Prénom_20_NOM">
      <style:text-properties fo:font-weight="normal" style:font-weight-asian="normal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00%">
        <style:tab-stops/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501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left="0cm" fo:margin-right="0cm" fo:margin-bottom="0cm" style:dynamic-spacing="true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auzolat </meta:initial-creator>
    <meta:creation-date>2011-05-19T09:24:58</meta:creation-date>
    <dc:date>2011-05-19T10:10:31</dc:date>
    <dc:creator>aauzolat </dc:creator>
    <meta:editing-duration>PT00H44M21S</meta:editing-duration>
    <meta:editing-cycles>8</meta:editing-cycles>
    <meta:generator>OpenOffice.org/3.2$Linux OpenOffice.org_project/320m19$Build-9505</meta:generator>
    <meta:document-statistic meta:table-count="1" meta:image-count="0" meta:object-count="0" meta:page-count="1" meta:paragraph-count="29" meta:word-count="121" meta:character-count="817"/>
  </office:meta>
</office:document-meta>
</file>